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P2" style:parent-style-name="Normal" style:family="paragraph">
      <style:text-properties style:font-name="Consolas" fo:font-size="10pt" style:font-size-asian="10pt" style:font-size-complex="10pt"/>
    </style:style>
    <style:style style:name="P3" style:parent-style-name="ListParagraph" style:family="paragraph">
      <style:text-properties style:font-name="Consolas" fo:font-size="10pt" style:font-size-asian="10pt" style:font-size-complex="10pt"/>
    </style:style>
    <style:style style:name="P4" style:parent-style-name="ListParagraph" style:family="paragraph">
      <style:text-properties style:font-name="Consolas" fo:font-size="10pt" style:font-size-asian="10pt" style:font-size-complex="10pt"/>
    </style:style>
    <style:style style:name="P5" style:parent-style-name="ListParagraph" style:family="paragraph">
      <style:text-properties style:font-name="Consolas" fo:font-size="10pt" style:font-size-asian="10pt" style:font-size-complex="10pt"/>
    </style:style>
    <style:style style:name="P6" style:parent-style-name="ListParagraph" style:family="paragraph">
      <style:text-properties style:font-name="Consolas" fo:font-size="10pt" style:font-size-asian="10pt" style:font-size-complex="10pt"/>
    </style:style>
    <style:style style:name="P7" style:parent-style-name="ListParagraph" style:family="paragraph">
      <style:text-properties style:font-name="Consolas" fo:font-size="10pt" style:font-size-asian="10pt" style:font-size-complex="10pt"/>
    </style:style>
    <style:style style:name="P8" style:parent-style-name="ListParagraph" style:family="paragraph">
      <style:text-properties style:font-name="Consolas" fo:font-size="10pt" style:font-size-asian="10pt" style:font-size-complex="10pt"/>
    </style:style>
    <style:style style:name="P9" style:parent-style-name="Normal" style:family="paragraph">
      <style:text-properties style:font-name="Consolas" fo:font-size="10pt" style:font-size-asian="10pt" style:font-size-complex="10pt"/>
    </style:style>
    <style:style style:name="P10" style:parent-style-name="ListParagraph" style:family="paragraph">
      <style:text-properties style:font-name="Consolas" fo:font-size="10pt" style:font-size-asian="10pt" style:font-size-complex="10pt"/>
    </style:style>
    <style:style style:name="P11" style:parent-style-name="ListParagraph" style:family="paragraph">
      <style:text-properties style:font-name="Consolas" fo:font-size="10pt" style:font-size-asian="10pt" style:font-size-complex="10pt"/>
    </style:style>
    <style:style style:name="P12" style:parent-style-name="ListParagraph" style:family="paragraph">
      <style:text-properties style:font-name="Consolas" fo:font-size="10pt" style:font-size-asian="10pt" style:font-size-complex="10pt"/>
    </style:style>
    <style:style style:name="P13" style:parent-style-name="ListParagraph" style:family="paragraph">
      <style:text-properties style:font-name="Consolas" fo:font-size="10pt" style:font-size-asian="10pt" style:font-size-complex="10pt"/>
    </style:style>
    <style:style style:name="P14" style:parent-style-name="Normal" style:family="paragraph">
      <style:paragraph-properties fo:break-before="page"/>
    </style:style>
    <style:style style:name="T15" style:parent-style-name="DefaultParagraphFont" style:family="text">
      <style:text-properties fo:font-style="italic" style:font-style-asian="italic" style:font-style-complex="italic"/>
    </style:style>
    <style:style style:name="P16" style:parent-style-name="Normal" style:family="paragraph">
      <style:text-properties style:font-name="Consolas" fo:font-size="10pt" style:font-size-asian="10pt" style:font-size-complex="10pt"/>
    </style:style>
    <style:style style:name="P17" style:parent-style-name="ListParagraph" style:family="paragraph">
      <style:text-properties style:font-name="Consolas" fo:font-size="10pt" style:font-size-asian="10pt" style:font-size-complex="10pt"/>
    </style:style>
    <style:style style:name="P18" style:parent-style-name="ListParagraph" style:family="paragraph">
      <style:text-properties style:font-name="Consolas" fo:font-size="10pt" style:font-size-asian="10pt" style:font-size-complex="10pt"/>
    </style:style>
    <style:style style:name="P19" style:parent-style-name="ListParagraph" style:family="paragraph">
      <style:text-properties style:font-name="Consolas" fo:font-size="10pt" style:font-size-asian="10pt" style:font-size-complex="10pt"/>
    </style:style>
    <style:style style:name="P20" style:parent-style-name="ListParagraph" style:family="paragraph">
      <style:text-properties style:font-name="Consolas" fo:font-size="10pt" style:font-size-asian="10pt" style:font-size-complex="10pt"/>
    </style:style>
    <style:style style:name="P21" style:parent-style-name="ListParagraph" style:family="paragraph">
      <style:text-properties style:font-name="Consolas" fo:font-size="10pt" style:font-size-asian="10pt" style:font-size-complex="10pt"/>
    </style:style>
    <style:style style:name="P22" style:parent-style-name="ListParagraph" style:family="paragraph">
      <style:text-properties style:font-name="Consolas" fo:font-size="10pt" style:font-size-asian="10pt" style:font-size-complex="10pt"/>
    </style:style>
    <style:style style:name="P23" style:parent-style-name="ListParagraph" style:family="paragraph">
      <style:text-properties style:font-name="Consolas" fo:font-size="10pt" style:font-size-asian="10pt" style:font-size-complex="10pt"/>
    </style:style>
    <style:style style:name="T24" style:parent-style-name="DefaultParagraphFont" style:family="text">
      <style:text-properties style:font-name="Consolas" fo:font-size="10pt" style:font-size-asian="10pt" style:font-size-complex="10pt"/>
    </style:style>
    <style:style style:name="T25" style:parent-style-name="DefaultParagraphFont" style:family="text">
      <style:text-properties style:font-name="Consolas" fo:color="#4472C4" fo:font-size="10pt" style:font-size-asian="10pt" style:font-size-complex="10pt"/>
    </style:style>
    <style:style style:name="P26" style:parent-style-name="ListParagraph" style:family="paragraph">
      <style:text-properties style:font-name="Consolas" fo:font-size="10pt" style:font-size-asian="10pt" style:font-size-complex="10pt"/>
    </style:style>
    <style:style style:name="P27" style:parent-style-name="ListParagraph" style:family="paragraph">
      <style:text-properties style:font-name="Consolas" fo:font-size="10pt" style:font-size-asian="10pt" style:font-size-complex="10pt"/>
    </style:style>
    <style:style style:name="P28" style:parent-style-name="ListParagraph" style:family="paragraph">
      <style:text-properties style:font-name="Consolas" fo:font-size="10pt" style:font-size-asian="10pt" style:font-size-complex="10pt"/>
    </style:style>
    <style:style style:name="P29" style:parent-style-name="Normal" style:family="paragraph">
      <style:text-properties style:font-name="Consolas" fo:color="#4472C4" fo:font-size="10pt" style:font-size-asian="10pt" style:font-size-complex="10pt"/>
    </style:style>
    <style:style style:name="P30" style:parent-style-name="Normal" style:family="paragraph">
      <style:text-properties style:font-name="Consolas" fo:color="#4472C4" fo:font-size="10pt" style:font-size-asian="10pt" style:font-size-complex="10pt"/>
    </style:style>
    <style:style style:name="P31" style:parent-style-name="Normal" style:family="paragraph">
      <style:text-properties style:font-name="Consolas" fo:color="#4472C4" fo:font-size="10pt" style:font-size-asian="10pt" style:font-size-complex="10pt"/>
    </style:style>
    <style:style style:name="P32" style:parent-style-name="Normal" style:family="paragraph">
      <style:text-properties style:font-name="Consolas" fo:color="#4472C4" fo:font-size="10pt" style:font-size-asian="10pt" style:font-size-complex="10pt"/>
    </style:style>
    <style:style style:name="T33" style:parent-style-name="DefaultParagraphFont" style:family="text">
      <style:text-properties style:font-name="Consolas" fo:color="#4472C4" fo:font-size="10pt" style:font-size-asian="10pt" style:font-size-complex="10pt"/>
    </style:style>
    <style:style style:name="T34" style:parent-style-name="DefaultParagraphFont" style:family="text">
      <style:text-properties style:font-name="Consolas" fo:font-style="italic" style:font-style-asian="italic" style:font-style-complex="italic" fo:color="#4472C4" fo:font-size="10pt" style:font-size-asian="10pt" style:font-size-complex="10pt"/>
    </style:style>
    <style:style style:name="T35" style:parent-style-name="DefaultParagraphFont" style:family="text">
      <style:text-properties style:font-name="Consolas" fo:color="#4472C4" fo:font-size="10pt" style:font-size-asian="10pt" style:font-size-complex="10pt"/>
    </style:style>
    <style:style style:name="P36" style:parent-style-name="Normal" style:family="paragraph">
      <style:paragraph-properties fo:break-before="page"/>
    </style:style>
    <style:style style:name="T37" style:parent-style-name="DefaultParagraphFont" style:family="text">
      <style:text-properties fo:font-style="italic" style:font-style-asian="italic" style:font-style-complex="italic"/>
    </style:style>
    <style:style style:name="P38" style:parent-style-name="Normal" style:family="paragraph">
      <style:text-properties style:font-name="Consolas" fo:font-size="10pt" style:font-size-asian="10pt" style:font-size-complex="10pt"/>
    </style:style>
    <style:style style:name="P39" style:parent-style-name="ListParagraph" style:family="paragraph">
      <style:text-properties style:font-name="Consolas" fo:font-size="10pt" style:font-size-asian="10pt" style:font-size-complex="10pt"/>
    </style:style>
    <style:style style:name="P40" style:parent-style-name="ListParagraph" style:family="paragraph">
      <style:text-properties style:font-name="Consolas" fo:font-size="10pt" style:font-size-asian="10pt" style:font-size-complex="10pt"/>
    </style:style>
    <style:style style:name="P41" style:parent-style-name="ListParagraph" style:family="paragraph">
      <style:text-properties style:font-name="Consolas" fo:font-size="10pt" style:font-size-asian="10pt" style:font-size-complex="10pt"/>
    </style:style>
    <style:style style:name="P42" style:parent-style-name="ListParagraph" style:family="paragraph">
      <style:text-properties style:font-name="Consolas" fo:font-size="10pt" style:font-size-asian="10pt" style:font-size-complex="10pt"/>
    </style:style>
    <style:style style:name="P43" style:parent-style-name="ListParagraph" style:family="paragraph">
      <style:text-properties style:font-name="Consolas" fo:font-size="10pt" style:font-size-asian="10pt" style:font-size-complex="10pt"/>
    </style:style>
    <style:style style:name="T44" style:parent-style-name="DefaultParagraphFont" style:family="text">
      <style:text-properties style:font-name="Consolas" fo:font-size="10pt" style:font-size-asian="10pt" style:font-size-complex="10pt"/>
    </style:style>
    <style:style style:name="T45" style:parent-style-name="DefaultParagraphFont" style:family="text">
      <style:text-properties style:font-name="Consolas" fo:color="#4472C4" fo:font-size="10pt" style:font-size-asian="10pt" style:font-size-complex="10pt"/>
    </style:style>
    <style:style style:name="P46" style:parent-style-name="ListParagraph" style:family="paragraph">
      <style:text-properties style:font-name="Consolas" fo:font-size="10pt" style:font-size-asian="10pt" style:font-size-complex="10pt"/>
    </style:style>
    <style:style style:name="P47" style:parent-style-name="ListParagraph" style:family="paragraph">
      <style:text-properties style:font-name="Consolas" fo:font-size="10pt" style:font-size-asian="10pt" style:font-size-complex="10pt"/>
    </style:style>
    <style:style style:name="P48" style:parent-style-name="ListParagraph" style:family="paragraph">
      <style:text-properties style:font-name="Consolas" fo:font-size="10pt" style:font-size-asian="10pt" style:font-size-complex="10pt"/>
    </style:style>
    <style:style style:name="P49" style:parent-style-name="Normal" style:family="paragraph">
      <style:text-properties style:font-name="Consolas" fo:color="#4472C4" fo:font-size="10pt" style:font-size-asian="10pt" style:font-size-complex="10pt"/>
    </style:style>
    <style:style style:name="P50" style:parent-style-name="Normal" style:family="paragraph">
      <style:text-properties style:font-name="Consolas" fo:color="#4472C4" fo:font-size="10pt" style:font-size-asian="10pt" style:font-size-complex="10pt"/>
    </style:style>
    <style:style style:name="P51" style:parent-style-name="Normal" style:family="paragraph">
      <style:text-properties style:font-name="Consolas" fo:color="#4472C4" fo:font-size="10pt" style:font-size-asian="10pt" style:font-size-complex="10pt"/>
    </style:style>
    <style:style style:name="P52" style:parent-style-name="Normal" style:family="paragraph">
      <style:text-properties style:font-name="Consolas" fo:color="#4472C4" fo:font-size="10pt" style:font-size-asian="10pt" style:font-size-complex="10pt"/>
    </style:style>
    <style:style style:name="T53" style:parent-style-name="DefaultParagraphFont" style:family="text">
      <style:text-properties style:font-name="Consolas" fo:color="#4472C4" fo:font-size="10pt" style:font-size-asian="10pt" style:font-size-complex="10pt"/>
    </style:style>
    <style:style style:name="T54" style:parent-style-name="DefaultParagraphFont" style:family="text">
      <style:text-properties style:font-name="Consolas" fo:font-style="italic" style:font-style-asian="italic" style:font-style-complex="italic" fo:color="#4472C4" fo:font-size="10pt" style:font-size-asian="10pt" style:font-size-complex="10pt"/>
    </style:style>
    <style:style style:name="T55" style:parent-style-name="DefaultParagraphFont" style:family="text">
      <style:text-properties style:font-name="Consolas" fo:color="#4472C4" fo:font-size="10pt" style:font-size-asian="10pt" style:font-size-complex="10pt"/>
    </style:style>
  </office:automatic-styles>
  <office:body>
    <office:text text:use-soft-page-breaks="true">
      <text:p text:style-name="P1">M365 Admin module Installation</text:p>
      <text:p text:style-name="Normal"/>
      <text:p text:style-name="Normal">To properly install the M365Admin, the files need to be published to a PowerShell repository. <text:s/>The repository needs to be accessible to all servers. <text:s/>PSGallery is common open repository. <text:s/></text:p>
      <text:p text:style-name="Normal"><text:s text:c="2"/>Since this module is not published on PSGallery there is an alternative manual method to install this module. <text:s/>It is unsupported and not recommended. <text:s/></text:p>
      <text:p text:style-name="Normal">The ZIP file folder contains the files organized for use as a module, including the module version number folder. <text:s/></text:p>
      <text:p text:style-name="Normal"><text:s text:c="2"/>Modules are installed in the $env:PSModulePath folders:</text:p>
      <text:p text:style-name="Normal">#1:</text:p>
      <text:p text:style-name="P2">C:\Users\&lt;USERNAME&gt;\Documents\WindowsPowerShell\Modules</text:p>
      <text:p text:style-name="Normal">or</text:p>
      <text:p text:style-name="P3">C:</text:p>
      <text:p text:style-name="P4"><text:s text:c="2"/>Users</text:p>
      <text:p text:style-name="P5"><text:s text:c="4"/>&lt;USERNAME&gt;</text:p>
      <text:p text:style-name="P6"><text:s text:c="6"/>Documents</text:p>
      <text:p text:style-name="P7"><text:s text:c="8"/>WindowsPowerShell</text:p>
      <text:p text:style-name="P8"><text:s text:c="10"/>Modules</text:p>
      <text:p text:style-name="Normal">#2:</text:p>
      <text:p text:style-name="P9">C:\Program Files\WindowsPowerShell\Modules</text:p>
      <text:p text:style-name="Normal">or</text:p>
      <text:p text:style-name="P10">C:</text:p>
      <text:p text:style-name="P11"><text:s text:c="2"/>Program Files</text:p>
      <text:p text:style-name="P12"><text:s text:c="4"/>WindowsPowerShell</text:p>
      <text:p text:style-name="P13"><text:s text:c="6"/>Modules</text:p>
      <text:p text:style-name="P14"/>
      <text:p text:style-name="Normal">The #1 location is the current user’s profile folder PowerShell module path. <text:s/><text:span text:style-name="T15">You do not need local administrators right to add a module to this location</text:span>. <text:s/>The module will only be available to you, or anyone else that extracted the ZIP to their respective path (their profile folder). <text:s/></text:p>
      <text:p text:style-name="Normal">Extract the ZIP folder at this location. <text:s/>The folder structure should look like:</text:p>
      <text:p text:style-name="P16">C:\Users\&lt;USERNAME&gt;\Documents\WindowsPowerShell\Modules\M365Admin\1.0.0\</text:p>
      <text:p text:style-name="Normal">or</text:p>
      <text:p text:style-name="P17">C:</text:p>
      <text:p text:style-name="P18"><text:s text:c="2"/>Users</text:p>
      <text:p text:style-name="P19"><text:s text:c="4"/>&lt;USERNAME&gt;</text:p>
      <text:p text:style-name="P20"><text:s text:c="6"/>Documents</text:p>
      <text:p text:style-name="P21"><text:s text:c="8"/>WindowsPowerShell</text:p>
      <text:p text:style-name="P22"><text:s text:c="10"/>Modules</text:p>
      <text:p text:style-name="P23"><text:s text:c="12"/>M365Admin</text:p>
      <text:p text:style-name="ListParagraph"><text:span text:style-name="T24"><text:s text:c="14"/>1.0.0<text:s/></text:span><text:span text:style-name="T25">[whatever current module version number]</text:span></text:p>
      <text:p text:style-name="P26"><text:s text:c="16"/>En-US</text:p>
      <text:p text:style-name="P27"><text:s text:c="16"/>Public</text:p>
      <text:p text:style-name="P28"><text:s text:c="16"/>Test</text:p>
      <text:p text:style-name="Normal"/>
      <text:p text:style-name="Normal">You can test the installation from a PowerShell console by entering:</text:p>
      <text:p text:style-name="P29">Get-Module -Name M365Admin -ListAvailable</text:p>
      <text:p text:style-name="P30"><text:s text:c="3"/>Directory: C:\Users\&lt;USERNAME&gt;\Documents\WindowsPowerShell\Modules</text:p>
      <text:p text:style-name="P31">ModuleType Version <text:s text:c="3"/>Name <text:s text:c="31"/>ExportedCommands</text:p>
      <text:p text:style-name="P32">---------- ------- <text:s text:c="3"/>---- <text:s text:c="31"/>----------------</text:p>
      <text:p text:style-name="Normal"><text:span text:style-name="T33">Script <text:s text:c="4"/></text:span><text:span text:style-name="T34">1.0.0</text:span><text:span text:style-name="T35"><text:s text:c="6"/>M365Admin <text:s text:c="26"/>{Connect-M365Admin, Conv...</text:span></text:p>
      <text:p text:style-name="P36"/>
      <text:p text:style-name="Normal">The #2 location is the Windows system PowerShell module path. <text:s/><text:span text:style-name="T37">You will need local administrators right to add a module to this location</text:span>. <text:s/>The module will be available to everyone.<text:s/></text:p>
      <text:p text:style-name="Normal">Extract the ZIP folder at this location. <text:s/>The folder structure should look like:</text:p>
      <text:p text:style-name="P38">C:\Program Files\WindowsPowerShell\Modules\M365Admin\1.0.0\</text:p>
      <text:p text:style-name="Normal">or</text:p>
      <text:p text:style-name="P39">C:</text:p>
      <text:p text:style-name="P40"><text:s text:c="2"/>Program Files</text:p>
      <text:p text:style-name="P41"><text:s text:c="4"/>WindowsPowerShell</text:p>
      <text:p text:style-name="P42"><text:s text:c="6"/>Modules</text:p>
      <text:p text:style-name="P43"><text:s text:c="8"/>M365Admin</text:p>
      <text:p text:style-name="ListParagraph"><text:span text:style-name="T44"><text:s text:c="10"/>1.0.0<text:s/></text:span><text:span text:style-name="T45">[whatever current module version number]</text:span></text:p>
      <text:p text:style-name="P46"><text:s text:c="12"/>En-US</text:p>
      <text:p text:style-name="P47"><text:s text:c="12"/>Public</text:p>
      <text:p text:style-name="P48"><text:s text:c="12"/>Test</text:p>
      <text:p text:style-name="Normal"/>
      <text:p text:style-name="Normal">You can test the installation from a PowerShell console by entering:</text:p>
      <text:p text:style-name="P49">Get-Module -Name M365Admin -ListAvailable</text:p>
      <text:p text:style-name="P50"><text:s text:c="3"/>Directory: C:\Program Files\WindowsPowerShell\Modules<text:s/></text:p>
      <text:p text:style-name="P51">ModuleType Version <text:s text:c="3"/>Name <text:s text:c="31"/>ExportedCommands</text:p>
      <text:p text:style-name="P52">---------- ------- <text:s text:c="3"/>---- <text:s text:c="31"/>----------------</text:p>
      <text:p text:style-name="Normal"><text:span text:style-name="T53">Script <text:s text:c="4"/></text:span><text:span text:style-name="T54">1.0.0</text:span><text:span text:style-name="T55"><text:s text:c="6"/>M365Admin <text:s text:c="26"/>{Connect-M365Admin, Conv...</text:span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6%"/>
      <style:text-properties style:font-name="Calibri" style:font-name-asian="Calibri" style:font-name-complex="Times New Roman" style:letter-kerning="false"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erry E Dow</meta:initial-creator>
    <dc:creator>Terry E Dow</dc:creator>
    <meta:creation-date>2023-04-10T22:22:00Z</meta:creation-date>
    <dc:date>2023-04-10T22:22:00Z</dc:date>
    <meta:template xlink:href="Normal.dotm" xlink:type="simple"/>
    <meta:editing-cycles>2</meta:editing-cycles>
    <meta:editing-duration>PT60S</meta:editing-duration>
    <meta:document-statistic meta:page-count="1" meta:paragraph-count="5" meta:word-count="420" meta:character-count="2815" meta:row-count="20" meta:non-whitespace-character-count="2400"/>
  </office:meta>
</office:document-meta>
</file>